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Bitstream Vera Sans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end" style:justify-single-word="false"/>
      <style:text-properties style:font-name="Bitstream Vera Sans" fo:font-size="10pt" fo:font-style="italic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Bitstream Vera Sans" fo:font-size="11pt" style:font-size-asian="11pt" style:font-size-complex="11pt"/>
    </style:style>
    <style:style style:name="P7" style:family="paragraph" style:parent-style-name="Standard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Bitstream Vera Sans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Bitstream Vera Sans" fo:font-size="10.5pt" style:font-size-asian="10.5pt" style:font-size-complex="10.5pt"/>
    </style:style>
    <style:style style:name="P10" style:family="paragraph" style:parent-style-name="Standard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style:font-name="DejaVu LGC Sans Condensed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style:font-name="DejaVu LGC Sans Condensed" fo:font-size="6pt" fo:font-weight="bold" style:font-size-asian="5.25pt" style:font-weight-asian="bold" style:font-size-complex="6pt" style:font-weight-complex="bold"/>
    </style:style>
    <style:style style:name="P13" style:family="paragraph" style:parent-style-name="HTML_20_Preformatted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P14" style:family="paragraph" style:parent-style-name="HTML_20_Preformatted">
      <style:paragraph-properties fo:margin-left="1.27cm" fo:margin-right="0cm" fo:text-indent="0cm" style:auto-text-indent="false"/>
      <style:text-properties style:font-name="Bitstream Vera Sans" fo:font-size="10pt" style:font-size-asian="10pt" style:font-size-complex="10pt"/>
    </style:style>
    <style:style style:name="P15" style:family="paragraph" style:parent-style-name="HTML_20_Preformatted">
      <style:paragraph-properties fo:margin-left="1.27cm" fo:margin-right="0cm" fo:text-align="justify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6" style:family="paragraph" style:parent-style-name="HTML_20_Preformatted">
      <style:paragraph-properties fo:margin-left="0cm" fo:margin-right="0cm" fo:text-align="justify" style:justify-single-word="false" fo:text-indent="0cm" style:auto-text-indent="false"/>
      <style:text-properties style:font-name="Bitstream Vera Sans" fo:font-size="10pt" style:font-size-asian="10pt" style:font-size-complex="10pt"/>
    </style:style>
    <style:style style:name="P17" style:family="paragraph" style:parent-style-name="HTML_20_Preformatted">
      <style:paragraph-properties fo:margin-left="0cm" fo:margin-right="0cm" fo:text-align="justify" style:justify-single-word="false" fo:text-indent="0cm" style:auto-text-indent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18" style:family="paragraph" style:parent-style-name="HTML_20_Preformatted">
      <style:paragraph-properties fo:margin-left="0cm" fo:margin-right="0cm" fo:text-align="justify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 style:list-style-name="L1"/>
    <style:style style:name="P20" style:family="paragraph" style:parent-style-name="Standard" style:list-style-name="L1">
      <style:text-properties style:font-name="DejaVu LGC Sans Condensed" fo:font-weight="bold" style:font-weight-asian="bold" style:font-weight-complex="bold"/>
    </style:style>
    <style:style style:name="P21" style:family="paragraph" style:parent-style-name="Standard" style:list-style-name="L5"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5">
      <style:paragraph-properties fo:text-align="justify" style:justify-single-word="false"/>
      <style:text-properties style:font-name="DejaVu LGC Sans Condensed" fo:font-size="12pt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3">
      <style:paragraph-properties fo:text-align="justify" style:justify-single-word="false"/>
      <style:text-properties style:font-name="Bitstream Vera Sans" fo:font-size="10.5pt" style:font-size-asian="10.5pt" style:font-size-complex="10.5pt"/>
    </style:style>
    <style:style style:name="P24" style:family="paragraph" style:parent-style-name="Standard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26" style:family="paragraph" style:parent-style-name="Standard" style:list-style-name="L6"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list-style-name="L6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6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 style:list-style-name="L4">
      <style:text-properties fo:font-size="10.5pt" style:font-size-asian="10.5pt" style:font-size-complex="10.5pt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0.5pt" style:font-size-asian="10.5pt" style:font-size-complex="10.5pt"/>
    </style:style>
    <style:style style:name="P31" style:family="paragraph" style:parent-style-name="Standard" style:list-style-name="L2">
      <style:paragraph-properties fo:margin-left="1.251cm" fo:margin-right="0cm" fo:text-align="justify" style:justify-single-word="false" fo:text-indent="-0.635cm" style:auto-text-indent="false"/>
      <style:text-properties style:font-name="Bitstream Vera Sans" fo:font-size="10.5pt" style:font-size-asian="10.5pt" style:font-size-complex="10.5pt"/>
    </style:style>
    <style:style style:name="P32" style:family="paragraph" style:parent-style-name="HTML_20_Preformatted" style:list-style-name="L6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P33" style:family="paragraph" style:parent-style-name="HTML_20_Preformatted" style:list-style-name="L7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P34" style:family="paragraph" style:parent-style-name="HTML_20_Preformatted" style:list-style-name="L7">
      <style:paragraph-properties fo:text-align="justify" style:justify-single-word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35" style:family="paragraph" style:parent-style-name="HTML_20_Preformatted" style:list-style-name="L8">
      <style:paragraph-properties fo:text-align="justify" style:justify-single-word="fals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P36" style:family="paragraph" style:parent-style-name="HTML_20_Preformatted" style:list-style-name="L7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37" style:family="paragraph" style:parent-style-name="HTML_20_Preformatted" style:list-style-name="L8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P38" style:family="paragraph" style:parent-style-name="HTML_20_Preformatted">
      <style:paragraph-properties fo:text-align="justify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9" style:family="paragraph" style:parent-style-name="HTML_20_Preformatted" style:list-style-name="L8">
      <style:paragraph-properties fo:text-align="justify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0" style:family="paragraph" style:parent-style-name="Preformatted_20_Text" style:list-style-name="L6">
      <style:paragraph-properties fo:text-align="justify" style:justify-single-word="false"/>
      <style:text-properties fo:font-variant="normal" fo:text-transform="none" fo:color="#000000" style:font-name="Bitstream Vera Sans" fo:font-size="10pt" fo:letter-spacing="normal" style:font-size-asian="10pt" style:font-size-complex="10pt"/>
    </style:style>
    <style:style style:name="P41" style:family="paragraph" style:parent-style-name="Preformatted_20_Text" style:list-style-name="L6">
      <style:paragraph-properties fo:text-align="justify" style:justify-single-word="false"/>
      <style:text-properties fo:font-variant="normal" fo:text-transform="none" fo:color="#000000" style:font-name="Bitstream Vera Sans" fo:font-size="10pt" fo:letter-spacing="normal" fo:font-style="normal" fo:font-weight="normal" style:font-size-asian="10pt" style:font-size-complex="10pt"/>
    </style:style>
    <style:style style:name="P42" style:family="paragraph" style:parent-style-name="Preformatted_20_Text" style:list-style-name="L6">
      <style:paragraph-properties fo:text-align="justify" style:justify-single-word="false"/>
      <style:text-properties fo:font-variant="normal" fo:text-transform="none" fo:color="#000000" style:font-name="Bitstream Vera Sans" fo:font-size="10pt" fo:letter-spacing="normal" fo:font-style="normal" fo:font-weight="normal" style:font-size-asian="10pt" style:font-weight-asian="normal" style:font-size-complex="10pt" style:font-weight-complex="normal"/>
    </style:style>
    <style:style style:name="P43" style:family="paragraph" style:parent-style-name="Preformatted_20_Text" style:list-style-name="L6">
      <style:paragraph-properties fo:text-align="justify" style:justify-single-word="false"/>
      <style:text-properties fo:font-variant="normal" fo:text-transform="none" fo:color="#000000" style:font-name="Bitstream Vera Sans" fo:font-size="10pt" fo:letter-spacing="normal" fo:font-style="normal" fo:font-weight="bold" style:font-size-asian="10pt" style:font-weight-asian="bold" style:font-size-complex="10pt" style:font-weight-complex="bold"/>
    </style:style>
    <style:style style:name="P44" style:family="paragraph" style:parent-style-name="Preformatted_20_Text" style:list-style-name="L6">
      <style:paragraph-properties fo:text-align="justify" style:justify-single-word="false"/>
      <style:text-properties fo:font-variant="normal" fo:text-transform="none" fo:color="#000000" style:font-name="Bitstream Vera Sans" fo:font-size="10pt" fo:letter-spacing="normal" fo:font-weight="bold" style:font-size-asian="10pt" style:font-weight-asian="bold" style:font-size-complex="10pt" style:font-weight-complex="bold"/>
    </style:style>
    <style:style style:name="P45" style:family="paragraph" style:parent-style-name="Preformatted_20_Text" style:list-style-name="L6">
      <style:paragraph-properties fo:text-align="justify" style:justify-single-word="false"/>
      <style:text-properties style:font-name="Bitstream Vera Sans" fo:font-size="10pt" style:font-size-asian="10pt" style:font-size-complex="10pt"/>
    </style:style>
    <style:style style:name="P46" style:family="paragraph" style:parent-style-name="Preformatted_20_Text" style:list-style-name="L6">
      <style:paragraph-properties fo:text-align="justify" style:justify-single-word="fals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style:font-weight-asian="bold" style:font-weight-complex="bold"/>
    </style:style>
    <style:style style:name="T6" style:family="text">
      <style:text-properties fo:font-style="normal" fo:font-weight="normal"/>
    </style:style>
    <style:style style:name="T7" style:family="text">
      <style:text-properties fo:font-style="normal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Bitstream Vera Sans"/>
    </style:style>
    <style:style style:name="T10" style:family="text">
      <style:text-properties style:font-name="Bitstream Vera Sans" fo:font-weight="bold" style:font-weight-asian="bold" style:font-weight-complex="bold"/>
    </style:style>
    <style:style style:name="T11" style:family="text">
      <style:text-properties style:font-name="Bitstream Vera Sans" fo:font-weight="normal" style:font-weight-asian="normal" style:font-weight-complex="normal"/>
    </style:style>
    <style:style style:name="T12" style:family="text">
      <style:text-properties style:font-name="Calibri"/>
    </style:style>
    <style:style style:name="T13" style:family="text">
      <style:text-properties style:font-name="Calibri" fo:font-weight="bold" style:font-weight-asian="bold" style:font-weight-complex="bold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fo:letter-spacing="normal" fo:font-style="normal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font-size="10.5pt" style:font-size-asian="10.5pt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ystemy Operacyjne – laboratorium</text:p>
      <text:p text:style-name="P12"/>
      <text:p text:style-name="P1">Ćwiczenie 2 – Szeregowanie procesów</text:p>
      <text:p text:style-name="Standard"/>
      <text:p text:style-name="Standard"/>
      <text:p text:style-name="Standard"/>
      <text:list xml:id="list1158584260" text:style-name="L1">
        <text:list-item>
          <text:p text:style-name="P20">Treść zadania</text:p>
          <text:p text:style-name="P19"/>
        </text:list-item>
      </text:list>
      <text:p text:style-name="P6"><text:tab/><text:span text:style-name="T20">Celem <text:s/>zadania jest zaprojektowanie i zaimplementowanie mechanizmu szeregowania w systemie MINIX. Należy zmodyfikować standardową procedurę szeregującą zgodnie z założeniami opisanymi poniżej:</text:span></text:p>
      <text:p text:style-name="P9"/>
      <text:list xml:id="list81372262" text:style-name="L2">
        <text:list-item>
          <text:p text:style-name="P31">proces posiada priorytet bazowy <text:span text:style-name="T1">BASE_PRI</text:span> i priorytet aktualny <text:span text:style-name="T1">ACT_PRI</text:span>;</text:p>
        </text:list-item>
        <text:list-item>
          <text:p text:style-name="P31">dwie zmienne systemowe <text:span text:style-name="T1">MAX_AGE</text:span> i <text:span text:style-name="T1">MIN_PRI</text:span> <text:span text:style-name="T2">(MAX_AGE &gt; MIN_PRI)</text:span> dzielą szeregowane procesy na trzy kategorie: </text:p>
        </text:list-item>
      </text:list>
      <text:p text:style-name="P9"/>
      <text:list xml:id="list341181380" text:style-name="L3">
        <text:list-item>
          <text:list>
            <text:list-item>
              <text:p text:style-name="P23"><text:span text:style-name="T4">priorytet bazowy &gt; MAX_AGE</text:span> - proces realizowany w reżimie pobłażania (z wyjątkiem procesów klas TASK i SERVER), priorytet bieżący zawsze równy bazowemu; </text:p>
            </text:list-item>
          </text:list>
        </text:list-item>
      </text:list>
      <text:p text:style-name="P9"/>
      <text:list xml:id="list1502747978" text:continue-numbering="true" text:style-name="L3">
        <text:list-item>
          <text:list>
            <text:list-item>
              <text:p text:style-name="P23"><text:span text:style-name="T1">priorytet bazowy &gt; MIN_PRI, &lt;= MAX_AGE</text:span> - proces realizowany w reżimie starzenia - proces któremu jest zabierany procesor otrzymuje priorytet bieżący równy bazowemu, wszystkie inne z tej grupy zwiększają priorytet bieżący o 1 (maksymalnie do MAX_AGE). Proces któremu jest zabierany procesor zostaje wstawiony do kolejki za innymi procesami o tym samym priorytecie bieżącym; </text:p>
            </text:list-item>
          </text:list>
        </text:list-item>
      </text:list>
      <text:p text:style-name="P8"/>
      <text:list xml:id="list289433575" text:continue-numbering="true" text:style-name="L3">
        <text:list-item>
          <text:list>
            <text:list-item>
              <text:p text:style-name="P23"><text:span text:style-name="T1">priorytet bazowy &lt; MIN_PRI</text:span> - proces realizowany w reżimie priorytetów statycznych z podziałem czasu – proces, któremu jest zabierany procesor jest wstawiany do kolejki za innymi procesami o tym samym priorytecie bieżącym, priorytet bieżący zawsze równy bazowemu.</text:p>
            </text:list-item>
          </text:list>
        </text:list-item>
      </text:list>
      <text:p text:style-name="P25"/>
      <text:p text:style-name="P25"/>
      <text:list xml:id="list969829596" text:style-name="L5">
        <text:list-item>
          <text:p text:style-name="P22">Przyjęte założenia</text:p>
          <text:p text:style-name="P22"/>
        </text:list-item>
      </text:list>
      <text:list xml:id="list990234674" text:style-name="L4">
        <text:list-item>
          <text:p text:style-name="P29"><text:span text:style-name="T9">wartości początkowe zmiennych: </text:span><text:span text:style-name="T10">MAX_AGE = 1000, MIN_PRI = 100</text:span><text:span text:style-name="T11">;</text:span><text:span text:style-name="T9"> </text:span></text:p>
        </text:list-item>
      </text:list>
      <text:list xml:id="list718880118" text:continue-list="list289433575" text:style-name="L3">
        <text:list-item>
          <text:p text:style-name="P30"><text:span text:style-name="T9">każdy nowy proces otrzymuje priorytety bazowy i bieżący równe </text:span><text:span text:style-name="T10">MIN_PRI</text:span><text:span text:style-name="T11">;</text:span></text:p>
        </text:list-item>
        <text:list-item>
          <text:p text:style-name="P23">system udostępnia nowe wywołanie - ustaw parametr szeregowania<text:span text:style-name="T8">.</text:span></text:p>
        </text:list-item>
      </text:list>
      <text:p text:style-name="P10"/>
      <text:p text:style-name="P10"/>
      <text:list xml:id="list1892638913" text:continue-list="list969829596" text:style-name="L5">
        <text:list-item>
          <text:p text:style-name="P21">Proponowane rozwiązanie</text:p>
        </text:list-item>
      </text:list>
      <text:p text:style-name="P7"/>
      <text:p text:style-name="P5"><text:tab/>W celu zaimplementowania rozwiązania spełniającego ww. warunki zadania, zmodyfikowałem w pierwszej kolejności poniższe pliki, aby zadeklarować potrzebne później zmienne oraz aby zapewnić ich poprawne wartości w utworzonym procesie po wywołaniu funkcji fork():</text:p>
      <text:p text:style-name="P3"/>
      <text:list xml:id="list1228557919" text:style-name="L6">
        <text:list-item>
          <text:p text:style-name="P26">plik /usr/src/kernel/proc.h:</text:p>
          <text:list>
            <text:list-item>
              <text:p text:style-name="P27">w strukturze '<text:span text:style-name="T1">proc</text:span>' umieściłem zmienne przechowujące priorytet bazowy - <text:span text:style-name="T1">base_priority</text:span> oraz bieżący - <text:span text:style-name="T1">current_priority</text:span>;</text:p>
            </text:list-item>
            <text:list-item>
              <text:p text:style-name="P27">zadeklarowałem zmienne systemowe <text:span text:style-name="T1">MAX_AGE</text:span> oraz <text:span text:style-name="T1">MIN_PRI</text:span>.</text:p>
            </text:list-item>
          </text:list>
        </text:list-item>
      </text:list>
      <text:p text:style-name="P4"/>
      <text:list xml:id="list580360135" text:continue-numbering="true" text:style-name="L6">
        <text:list-item>
          <text:p text:style-name="P26">plik /usr/src/kernel/system.c:</text:p>
          <text:list>
            <text:list-item>
              <text:p text:style-name="P28">w funkcji <text:span text:style-name="T1">do_fork() </text:span>- wywoływanej w celu utworzenia nowego procesu - dodałem instrukcje inicjalizujące zmienne <text:span text:style-name="T1">base_priority </text:span>oraz <text:span text:style-name="T1">current_priority </text:span>wartością zmiennej systemowej <text:span text:style-name="T1">MIN_PRI</text:span>.</text:p>
              <text:p text:style-name="P28"/>
            </text:list-item>
          </text:list>
        </text:list-item>
      </text:list>
      <text:p text:style-name="P5"><text:soft-page-break/><text:tab/>Następnie dodałem nowe wywołanie systemowe, które umożliwi modyfikację zmiennych systemowych <text:span text:style-name="T1">MAX_AGE, MIN_PRI</text:span> oraz priorytetu bieżącego procesu. Wywołanie powinno znajdować się w mikrojądrze, jednocześnie będąc wywoływane za pośrednictwem serwera MM lub FS. W pierwszej kolejności dodałem wywołanie dla serwera MM, modyfikując pliki:</text:p>
      <text:p text:style-name="P5"/>
      <text:list xml:id="list1000184196" text:continue-numbering="true" text:style-name="L6">
        <text:list-item>
          <text:p text:style-name="P26">plik /usr/include/minix/callnr.h:</text:p>
          <text:list>
            <text:list-item>
              <text:p text:style-name="P40"><text:span text:style-name="T7">dodałem identyfikator nowego</text:span> <text:s/><text:span text:style-name="T6">wywołania systemowego </text:span><text:span text:style-name="T5">SETPRI</text:span><text:span text:style-name="T6">;</text:span></text:p>
            </text:list-item>
            <text:list-item>
              <text:p text:style-name="P45"><text:span text:style-name="T16">zwiększyłem o jeden</text:span><text:span text:style-name="T14"> </text:span><text:span text:style-name="T16">stałą </text:span><text:span text:style-name="T17">N_CALLS</text:span><text:span text:style-name="T16">.</text:span></text:p>
              <text:p text:style-name="P41"/>
            </text:list-item>
          </text:list>
        </text:list-item>
        <text:list-item>
          <text:p text:style-name="P43">plik /usr/src/mm/proto.h:</text:p>
          <text:list>
            <text:list-item>
              <text:p text:style-name="P46"><text:span text:style-name="T15">umieściłem prototyp funkcji </text:span><text:span text:style-name="T17">do_setpri()</text:span><text:span text:style-name="T15">.</text:span></text:p>
              <text:p text:style-name="P42"/>
            </text:list-item>
          </text:list>
        </text:list-item>
        <text:list-item>
          <text:p text:style-name="P43">plik /usr/src/mm/table.c:</text:p>
          <text:list>
            <text:list-item>
              <text:p text:style-name="P40"><text:span text:style-name="T7">na końcu tablicy </text:span><text:span text:style-name="T5">call_vec</text:span><text:span text:style-name="T7"> </text:span><text:span text:style-name="T6">wstawiłem adres (nazwę) funkcji </text:span><text:span text:style-name="T5">do_setpri()</text:span><text:span text:style-name="T7">.</text:span></text:p>
              <text:p text:style-name="P41"/>
            </text:list-item>
          </text:list>
        </text:list-item>
        <text:list-item>
          <text:p text:style-name="P44"><text:span text:style-name="T3">plik</text:span> <text:span text:style-name="T3">/usr/src/fs/table.c:</text:span></text:p>
          <text:list>
            <text:list-item>
              <text:p text:style-name="P40"><text:span text:style-name="T6">w analogicznym miejscu umieściłem adres pusty</text:span> <text:span text:style-name="T6">funkcji – </text:span><text:span text:style-name="T5">no_sys</text:span><text:span text:style-name="T6">.</text:span></text:p>
              <text:p text:style-name="P41"/>
            </text:list-item>
          </text:list>
        </text:list-item>
        <text:list-item>
          <text:p text:style-name="P44">plik /usr/src/mm/main.c:</text:p>
          <text:list>
            <text:list-item>
              <text:p text:style-name="P32"><text:span text:style-name="T19">umieściłem właściwą treść wywołania </text:span><text:span text:style-name="T18">do_setpri()</text:span><text:span text:style-name="T19">.</text:span></text:p>
            </text:list-item>
          </text:list>
        </text:list-item>
      </text:list>
      <text:p text:style-name="P14"/>
      <text:p text:style-name="P16"><text:tab/>Następnie dodałem wywołanie do mikrojądra wykonujące właściwe modyfikacje na wartościach zmiennych, poprzez modyfikację plików:</text:p>
      <text:p text:style-name="P13"/>
      <text:list xml:id="list162261454" text:style-name="L7">
        <text:list-item>
          <text:p text:style-name="P34">plik /usr/include/minix/com.h:</text:p>
          <text:list>
            <text:list-item>
              <text:p text:style-name="P33"><text:span text:style-name="T8">w sekcji </text:span><text:span text:style-name="T1">SYSTASK</text:span><text:span text:style-name="T8"> dodałem kod wywołania </text:span><text:span text:style-name="T1">SYS_SETPRI</text:span><text:span text:style-name="T8"> – 22.</text:span></text:p>
              <text:p text:style-name="P36"/>
            </text:list-item>
          </text:list>
        </text:list-item>
        <text:list-item>
          <text:p text:style-name="P34">plik /usr/src/kernel/system.c:</text:p>
          <text:list>
            <text:list-item>
              <text:p text:style-name="P36">zdefiniowałem prototyp funkcji <text:span text:style-name="T1">do_setpri();</text:span></text:p>
            </text:list-item>
            <text:list-item>
              <text:p text:style-name="P36">w funkcji <text:span text:style-name="T1">sys_task()</text:span>, w instrukcji <text:span text:style-name="T1">switch(m.m_type)</text:span> dodałem wywołanie <text:span text:style-name="T1">SYS_SETPRI</text:span>;</text:p>
            </text:list-item>
            <text:list-item>
              <text:p text:style-name="P36">umieściłem właściwą treść wywołania <text:span text:style-name="T1">do_setpri(message *m_ptr)</text:span>.</text:p>
            </text:list-item>
          </text:list>
        </text:list-item>
      </text:list>
      <text:p text:style-name="P15"/>
      <text:p text:style-name="P17"><text:span text:style-name="T12"><text:tab/>Po wykonaniu ww. czynności przygotowujących środowisko jądra, należało przejść do właściwej implementacji, tzn. modyfikacji funkcji </text:span><text:span text:style-name="T13">sched()</text:span><text:span text:style-name="T12">, oraz </text:span><text:span text:style-name="T13">ready()</text:span><text:span text:style-name="T12"> znajdujących się w pliku </text:span><text:span text:style-name="T13">/usr/src/kernel/proc.h</text:span><text:span text:style-name="T12">:</text:span></text:p>
      <text:p text:style-name="P18"/>
      <text:list xml:id="list1646156644" text:style-name="L8">
        <text:list-item>
          <text:p text:style-name="P37"><text:span text:style-name="T12">modyfikacja funkcji </text:span><text:span text:style-name="T13">sched()</text:span><text:span text:style-name="T12"> polegała na zaimplementowaniu różnych akcji w zależności od wartości zmiennej </text:span><text:span text:style-name="T13">base_priority </text:span><text:span text:style-name="T12">w procesie znajdującym się na początku kolejki procesów, co odpowiada w zasadzie utworzeniu trzech oddzielnych kolejek dla procesów z różnych grup (koncepcja Three-Level-Scheduling):</text:span></text:p>
        </text:list-item>
      </text:list>
      <text:p text:style-name="P38"/>
      <text:list xml:id="list1789457480" text:continue-numbering="true" text:style-name="L8">
        <text:list-item>
          <text:list>
            <text:list-item>
              <text:p text:style-name="P37"><text:span text:style-name="T12">proces posiadający </text:span><text:span text:style-name="T13">base_priority </text:span><text:span text:style-name="T12">większy od </text:span><text:span text:style-name="T13">AGE_MAX </text:span><text:span text:style-name="T12">pozostaje na początku kolejki, przy czym nie wywołujemy funkcji </text:span><text:span text:style-name="T13">pick_proc()</text:span><text:span text:style-name="T12">, a więc wspomiany proces nie zostaje 'zdjęty z procesora';</text:span></text:p>
              <text:p text:style-name="P37"><text:span text:style-name="T12"/></text:p>
            </text:list-item>
            <text:list-item>
              <text:p text:style-name="P37"><text:span text:style-name="T12">proces posiadający </text:span><text:span text:style-name="T13">base_priority</text:span><text:span text:style-name="T12"> mniejszy niż</text:span><text:span text:style-name="T13"> MIN_PRI </text:span><text:span text:style-name="T12">zostaje umieszczony w kolejce za procesami o tym samym lub większym priorytecie bieżącym, który jest zawsze równy priorytetowi bazowemu procesu;</text:span></text:p>
              <text:p text:style-name="P39"/>
            </text:list-item>
            <text:list-item>
              <text:p text:style-name="P37"><text:span text:style-name="T12">proces posiadający </text:span><text:span text:style-name="T13">base_priority</text:span><text:span text:style-name="T12"> w przedziale </text:span><text:span text:style-name="T13">[MAX_AGE, MIN_PRI)</text:span><text:span text:style-name="T12">, otrzymuje priorytet bieżący równy bazowemu, podczas gdy wszystkie inne procesy z tej grupy zwiększają swój priorytet bieżący o 1. Następnie proces zostaje umieszczony w odpowiednim miejscu w kolejce (analogicznie jak w powyższym przypadku).</text:span></text:p>
              <text:p text:style-name="P39"/>
            </text:list-item>
          </text:list>
        </text:list-item>
        <text:list-item>
          <text:p text:style-name="P37"><text:span text:style-name="T12">w przypadku funkcji </text:span><text:span text:style-name="T13">ready()</text:span><text:span text:style-name="T12">, zadanie sprowadzało się do modyfikacji algorytmu umieszczenia procesu ubiegającego się o czas procesora w odpowiednim miejscu kolejki (modyfikacji uległ tylko algorytm dla procesów klasy </text:span><text:span text:style-name="T13">USER</text:span><text:span text:style-name="T12">).</text:span></text:p>
          <text:p text:style-name="P35"/>
        </text:list-item>
      </text:list>
      <text:p text:style-name="P2">Autor: Maciej Suchecki – grupa 3I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LGC Sans Condensed" svg:font-family="'DejaVu LGC Sans Condensed'" style:font-family-generic="swiss" style:font-pitch="variable"/>
    <style:font-face style:name="Nimbus Sans L" svg:font-family="'Nimbus Sans L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pl" style:country-asian="PL" style:font-name-complex="Courier New1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Courier New1"/>
    </style:style>
    <style:style style:name="ListLabel_20_5" style:display-name="ListLabel 5" style:family="text">
      <style:text-properties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Suchecki</meta:initial-creator>
    <meta:creation-date>2011-11-12T20:01:21</meta:creation-date>
    <dc:date>2011-11-14T14:06:51</dc:date>
    <dc:creator>Maciej Suchecki</dc:creator>
    <meta:editing-duration>PT8H36M14S</meta:editing-duration>
    <meta:editing-cycles>60</meta:editing-cycles>
    <meta:generator>LibreOffice/3.4$Unix LibreOffice_project/340m1$Build-302</meta:generator>
    <meta:document-statistic meta:table-count="0" meta:image-count="0" meta:object-count="0" meta:page-count="2" meta:paragraph-count="46" meta:word-count="636" meta:character-count="4851" meta:non-whitespace-character-count="4288"/>
  </office:meta>
</office:document-meta>
</file>